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22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2:03:54.2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30T22:10:47.303000000</dc:date>
    <meta:editing-duration>P1DT6H54M22S</meta:editing-duration>
    <meta:editing-cycles>309</meta:editing-cycles>
    <meta:generator>LibreOffice/7.2.5.2$Windows_X86_64 LibreOffice_project/499f9727c189e6ef3471021d6132d4c694f357e5</meta:generator>
    <meta:document-statistic meta:table-count="1" meta:cell-count="6811" meta:object-count="0"/>
  </office:meta>
</office:document-meta>
</file>